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ab9" officeooo:paragraph-rsid="00144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KUBERNETES</text:p>
      <text:p text:style-name="P1">ARCHITECTURE</text:p>
      <text:p text:style-name="P1">PERSDISTANT VOLUME</text:p>
      <text:p text:style-name="P1">REPLICASET</text:p>
      <text:p text:style-name="P1">REPLICA</text:p>
      <text:p text:style-name="P1">DEPLOYMENT <text:s/>FILE</text:p>
      <text:p text:style-name="P1">KUBERNETES SERVICE </text:p>
      <text:p text:style-name="P1">NODEPART</text:p>
      <text:p text:style-name="P1">LOAD</text:p>
      <text:p text:style-name="P1">CLUSTERIP</text:p>
      <text:p text:style-name="P1">TERRAFORM FILE EC2 </text:p>
      <text:p text:style-name="P1">DOCKERFILE</text:p>
      <text:p text:style-name="P1">FETCH AND PULL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15:33:28.006055695</meta:creation-date>
    <dc:date>2023-03-27T15:36:24.527539824</dc:date>
    <meta:editing-duration>PT2M56S</meta:editing-duration>
    <meta:editing-cycles>1</meta:editing-cycles>
    <meta:document-statistic meta:table-count="0" meta:image-count="0" meta:object-count="0" meta:page-count="1" meta:paragraph-count="13" meta:word-count="20" meta:character-count="156" meta:non-whitespace-character-count="146"/>
    <meta:generator>LibreOffice/6.4.7.2$Linux_X86_64 LibreOffice_project/40$Build-2</meta:generator>
  </office:meta>
</office:document-meta>
</file>